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1.33cm" fo:min-width="1.58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000000" draw:marker-end="Concave" draw:marker-end-width="0.3cm" draw:fill="none" draw:textarea-vertical-align="middle"/>
    </style:style>
    <style:style style:name="gr4" style:family="graphic" style:parent-style-name="standard">
      <style:graphic-properties svg:stroke-color="#e8a202" draw:fill="solid" draw:fill-color="#fff5ce" draw:textarea-horizontal-align="justify" draw:textarea-vertical-align="middle" draw:auto-grow-height="false" fo:min-height="0.988cm" fo:min-width="0.738cm" fo:wrap-option="wrap"/>
    </style:style>
    <style:style style:name="gr5" style:family="graphic" style:parent-style-name="standard">
      <style:graphic-properties svg:stroke-color="#e3c400" draw:fill="solid" draw:fill-color="#ffffd7" draw:textarea-horizontal-align="justify" draw:textarea-vertical-align="middle" draw:auto-grow-height="false" fo:min-height="1.25cm" fo:min-width="2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6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28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5ce"/>
      <style:paragraph-properties fo:text-align="center"/>
    </style:style>
    <style:style style:name="P5" style:family="paragraph">
      <loext:graphic-properties draw:fill="solid" draw:fill-color="#ffffd7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1"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28pt"/>
    </style:style>
    <style:style style:name="T1" style:family="text">
      <style:text-properties style:font-name="Liberation Serif1" fo:font-size="12pt"/>
    </style:style>
    <style:style style:name="T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25cm" svg:height="1.75cm" svg:x="1.4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551cm" svg:height="0.47cm" svg:x="1.799cm" svg:y="4.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1.03cm" svg:height="0.91cm" svg:x="2cm" svg:y="5.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3" draw:layer="layout" svg:x1="3.65cm" svg:y1="5.35cm" svg:x2="4.65cm" svg:y2="5.35cm">
          <text:p/>
        </draw:line>
        <draw:custom-shape draw:style-name="gr4" draw:text-style-name="P4" draw:layer="layout" svg:width="1.75cm" svg:height="1.75cm" svg:x="4.6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56cm" svg:height="0.91cm" svg:x="5cm" svg:y="4.9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6.438cm" svg:y1="5.35cm" svg:x2="7.438cm" svg:y2="5.35cm">
          <text:p/>
        </draw:line>
        <draw:custom-shape draw:style-name="gr5" draw:text-style-name="P5" draw:layer="layout" svg:width="3.25cm" svg:height="1.5cm" svg:x="7.4cm" svg:y="4.6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152cm" svg:height="0.721cm" svg:x="7.334cm" svg:y="4.565cm">
          <draw:text-box>
            <text:p><text:span text:style-name="T1">Fourier Layer</text:span></text:p>
          </draw:text-box>
        </draw:frame>
        <draw:line draw:style-name="gr3" draw:text-style-name="P3" draw:layer="layout" svg:x1="10.626cm" svg:y1="5.35cm" svg:x2="11.626cm" svg:y2="5.35cm">
          <text:p/>
        </draw:line>
        <draw:custom-shape draw:style-name="gr5" draw:text-style-name="P5" draw:layer="layout" svg:width="3.25cm" svg:height="1.5cm" svg:x="11.58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7.326cm" svg:y1="5.35cm" svg:x2="18.326cm" svg:y2="5.35cm">
          <text:p/>
        </draw:line>
        <draw:custom-shape draw:style-name="gr5" draw:text-style-name="P5" draw:layer="layout" svg:width="3.25cm" svg:height="1.5cm" svg:x="18.288cm" svg:y="4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551cm" svg:y1="5.351cm" svg:x2="22.551cm" svg:y2="5.351cm">
          <text:p/>
        </draw:line>
        <draw:custom-shape draw:style-name="gr4" draw:text-style-name="P4" draw:layer="layout" svg:width="1.75cm" svg:height="1.75cm" svg:x="22.55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06cm" svg:height="0.91cm" svg:x="22.901cm" svg:y="4.9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24.339cm" svg:y1="5.351cm" svg:x2="25.339cm" svg:y2="5.351cm">
          <text:p/>
        </draw:line>
        <draw:custom-shape draw:style-name="gr1" draw:text-style-name="P1" draw:layer="layout" svg:width="2.25cm" svg:height="1.75cm" svg:x="25.401cm" svg:y="4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567cm" svg:height="0.47cm" svg:x="25.8cm" svg:y="4.63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956cm" svg:height="0.91cm" svg:x="26.001cm" svg:y="5.1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14.814cm" svg:y1="5.35cm" svg:x2="15.814cm" svg:y2="5.35cm">
          <text:p/>
        </draw:line>
        <draw:frame draw:style-name="gr7" draw:text-style-name="P7" draw:layer="layout" svg:width="1.328cm" svg:height="1.352cm" svg:x="15.922cm" svg:y="4.398cm">
          <draw:text-box>
            <text:p><text:span text:style-name="T2">...</text:span></text:p>
          </draw:text-box>
        </draw:frame>
        <draw:frame draw:style-name="gr6" draw:text-style-name="P6" draw:layer="layout" svg:width="3.152cm" svg:height="0.721cm" svg:x="11.534cm" svg:y="4.566cm">
          <draw:text-box>
            <text:p><text:span text:style-name="T1">Fourier Layer</text:span></text:p>
          </draw:text-box>
        </draw:frame>
        <draw:frame draw:style-name="gr6" draw:text-style-name="P6" draw:layer="layout" svg:width="3.152cm" svg:height="0.721cm" svg:x="18.234cm" svg:y="4.567cm">
          <draw:text-box>
            <text:p><text:span text:style-name="T1">Fourier Layer</text:span></text:p>
          </draw:text-box>
        </draw:frame>
        <draw:frame draw:style-name="gr2" draw:text-style-name="P2" draw:layer="layout" svg:width="1.08cm" svg:height="0.81cm" svg:x="8.316cm" svg:y="5.1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1.08cm" svg:height="0.81cm" svg:x="12.616cm" svg:y="5.11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1.11cm" svg:height="0.81cm" svg:x="19.216cm" svg:y="5.11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860d" draw:marker-start-width="0.28cm" draw:marker-start-center="false" draw:marker-end-width="0.28cm" draw:marker-end-center="false" draw:stroke-linejoin="bevel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0:16.482769773</meta:creation-date>
    <dc:date>2023-08-24T00:09:13.318900360</dc:date>
    <meta:editing-duration>PT4H23M35S</meta:editing-duration>
    <meta:editing-cycles>11</meta:editing-cycles>
    <meta:generator>LibreOffice/7.3.7.2$Linux_X86_64 LibreOffice_project/3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row>
      <mi mathvariant="italic">Input</mi>
      <mi mathvariant="normal">:</mi>
    </mrow>
    <annotation encoding="StarMath 5.0">Input :</annotation>
  </semantics>
</math>
</file>

<file path=Object 15/content.xml><?xml version="1.0" encoding="utf-8"?>
<math xmlns="http://www.w3.org/1998/Math/MathML" display="block">
  <semantics>
    <msubsup>
      <mi>H</mi>
      <mi>θ</mi>
      <mn>1</mn>
    </msubsup>
    <annotation encoding="StarMath 5.0">H_%theta^1</annotation>
  </semantics>
</math>
</file>

<file path=Object 16/content.xml><?xml version="1.0" encoding="utf-8"?>
<math xmlns="http://www.w3.org/1998/Math/MathML" display="block">
  <semantics>
    <msubsup>
      <mi>H</mi>
      <mi>θ</mi>
      <mn>2</mn>
    </msubsup>
    <annotation encoding="StarMath 5.0">H_%theta^2</annotation>
  </semantics>
</math>
</file>

<file path=Object 17/content.xml><?xml version="1.0" encoding="utf-8"?>
<math xmlns="http://www.w3.org/1998/Math/MathML" display="block">
  <semantics>
    <msubsup>
      <mi>H</mi>
      <mi>θ</mi>
      <mi>L</mi>
    </msubsup>
    <annotation encoding="StarMath 5.0">H_%theta^L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i>P</mi>
    <annotation encoding="StarMath 5.0">P</annotation>
  </semantics>
</math>
</file>

<file path=Object 4/content.xml><?xml version="1.0" encoding="utf-8"?>
<math xmlns="http://www.w3.org/1998/Math/MathML" display="block">
  <semantics>
    <mi>Q</mi>
    <annotation encoding="StarMath 5.0">Q</annotation>
  </semantics>
</math>
</file>

<file path=Object 5/content.xml><?xml version="1.0" encoding="utf-8"?>
<math xmlns="http://www.w3.org/1998/Math/MathML" display="block">
  <semantics>
    <mrow>
      <mi mathvariant="italic">Output</mi>
      <mi mathvariant="normal">:</mi>
    </mrow>
    <annotation encoding="StarMath 5.0">Output :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